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7da7d8" fo:border="0.06pt solid #000000"/>
    </style:style>
    <style:style style:name="ce4" style:family="table-cell" style:parent-style-name="Default">
      <style:table-cell-properties fo:background-color="#adc5e7" fo:border="0.06pt solid #000000"/>
    </style:style>
    <style:style style:name="ce5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ackground-color="transparent" fo:border="none"/>
      <style:text-properties fo:color="#ffffff"/>
    </style:style>
    <style:style style:name="ce13" style:family="table-cell" style:parent-style-name="Default" style:data-style-name="N120">
      <style:table-cell-properties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 style:data-style-name="N121">
      <style:table-cell-properties fo:background-color="transparent" fo:border="none"/>
      <style:text-properties fo:color="#ffff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121">
      <style:table-cell-properties fo:background-color="transparent" fo:wrap-option="wrap" fo:border="none"/>
      <style:text-properties fo:color="#ffffff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82mm" svg:height="156.4mm" svg:x="206.92mm" svg:y="12.31mm">
            <draw:object draw:notify-on-update-of-ranges="Sheet1.A47:Sheet1.A52 Sheet1.B46:Sheet1.B46 Sheet1.B47:Sheet1.B52 Sheet1.C46:Sheet1.C46 Sheet1.C47:Sheet1.C52 Sheet1.D46:Sheet1.D46 Sheet1.D47:Sheet1.D52 Sheet1.E46:Sheet1.E46 Sheet1.E47:Sheet1.E52 Sheet1.F46:Sheet1.F46 Sheet1.F47:Sheet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6.8mm" svg:height="144.08mm" svg:x="195.02mm" svg:y="207.71mm">
            <draw:object draw:notify-on-update-of-ranges="Sheet1.B46:Sheet1.F46 Sheet1.A48:Sheet1.A48 Sheet1.B48:Sheet1.F48 Sheet1.A49:Sheet1.A49 Sheet1.B49:Sheet1.F49 Sheet1.A50:Sheet1.A50 Sheet1.B50:Sheet1.F50 Sheet1.A51:Sheet1.A51 Sheet1.B51:Sheet1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8.68mm" svg:y="289.18mm">
            <draw:object draw:notify-on-update-of-ranges="Sheet1.A46:Sheet1.A46 Sheet1.B46:Sheet1.F46 Sheet1.A53:Sheet1.A53 Sheet1.B53:Sheet1.F53 Sheet1.A54:Sheet1.A54 Sheet1.B54:Sheet1.F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parkR - 2 ex</text:p>
          </table:table-cell>
          <table:table-cell office:value-type="string" calcext:value-type="string">
            <text:p>SparkR - 1 ex</text:p>
          </table:table-cell>
          <table:table-cell office:value-type="string" calcext:value-type="string">
            <text:p>Sparklyr - 2 ex</text:p>
          </table:table-cell>
          <table:table-cell office:value-type="string" calcext:value-type="string">
            <text:p>Sparklyr - 1 ex</text:p>
          </table:table-cell>
          <table:table-cell office:value-type="string" calcext:value-type="string">
            <text:p>R Puro</text:p>
          </table:table-cell>
          <table:table-cell/>
        </table:table-row>
        <table:table-row table:style-name="ro1">
          <table:table-cell office:value-type="string" calcext:value-type="string">
            <text:p>carregar_dados:</text:p>
          </table:table-cell>
          <table:table-cell office:value-type="float" office:value="9.026" calcext:value-type="float">
            <text:p>9,026</text:p>
          </table:table-cell>
          <table:table-cell office:value-type="float" office:value="5.796" calcext:value-type="float">
            <text:p>5,796</text:p>
          </table:table-cell>
          <table:table-cell office:value-type="float" office:value="7.354" calcext:value-type="float">
            <text:p>7,354</text:p>
          </table:table-cell>
          <table:table-cell office:value-type="float" office:value="130.928" calcext:value-type="float">
            <text:p>130,928</text:p>
          </table:table-cell>
          <table:table-cell office:value-type="float" office:value="293.478" calcext:value-type="float">
            <text:p>293,478</text:p>
          </table:table-cell>
          <table:table-cell/>
        </table:table-row>
        <table:table-row table:style-name="ro1">
          <table:table-cell office:value-type="string" calcext:value-type="string">
            <text:p>selecionar_coluna: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4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remover_na: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" calcext:value-type="float">
            <text:p>0,04</text:p>
          </table:table-cell>
          <table:table-cell office:value-type="float" office:value="0.028" calcext:value-type="float">
            <text:p>0,028</text:p>
          </table:table-cell>
          <table:table-cell office:value-type="float" office:value="2.561" calcext:value-type="float">
            <text:p>2,561</text:p>
          </table:table-cell>
          <table:table-cell office:value-type="float" office:value="0.648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contar: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" calcext:value-type="float">
            <text:p>0,03</text:p>
          </table:table-cell>
          <table:table-cell office:value-type="float" office:value="0.008" calcext:value-type="float">
            <text:p>0,008</text:p>
          </table:table-cell>
          <table:table-cell office:value-type="float" office:value="0.325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coletar_resultados:</text:p>
          </table:table-cell>
          <table:table-cell office:value-type="float" office:value="17.399" calcext:value-type="float">
            <text:p>17,399</text:p>
          </table:table-cell>
          <table:table-cell office:value-type="float" office:value="26.636" calcext:value-type="float">
            <text:p>26,636</text:p>
          </table:table-cell>
          <table:table-cell office:value-type="float" office:value="16.57" calcext:value-type="float">
            <text:p>16,57</text:p>
          </table:table-cell>
          <table:table-cell office:value-type="float" office:value="2.156" calcext:value-type="float">
            <text:p>2,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3:.B7])" office:value-type="float" office:value="26.507" calcext:value-type="float">
            <text:p>26,507</text:p>
          </table:table-cell>
          <table:table-cell table:formula="of:=SUM([.C3:.C7])" office:value-type="float" office:value="32.543" calcext:value-type="float">
            <text:p>32,543</text:p>
          </table:table-cell>
          <table:table-cell table:formula="of:=SUM([.D3:.D7])" office:value-type="float" office:value="24.007" calcext:value-type="float">
            <text:p>24,007</text:p>
          </table:table-cell>
          <table:table-cell table:formula="of:=SUM([.E3:.E7])" office:value-type="float" office:value="135.66" calcext:value-type="float">
            <text:p>135,66</text:p>
          </table:table-cell>
          <table:table-cell table:formula="of:=SUM([.F3:.F7])" office:value-type="float" office:value="294.495" calcext:value-type="float">
            <text:p>294,495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rkR - 2 ex</text:p>
          </table:table-cell>
          <table:table-cell office:value-type="string" calcext:value-type="string">
            <text:p>SparkR - 1 ex</text:p>
          </table:table-cell>
          <table:table-cell office:value-type="string" calcext:value-type="string">
            <text:p>Sparklyr - 2 ex</text:p>
          </table:table-cell>
          <table:table-cell office:value-type="string" calcext:value-type="string">
            <text:p>Sparklyr - 1 ex</text:p>
          </table:table-cell>
          <table:table-cell office:value-type="string" calcext:value-type="string">
            <text:p>R Puro</text:p>
          </table:table-cell>
          <table:table-cell/>
        </table:table-row>
        <table:table-row table:style-name="ro1">
          <table:table-cell office:value-type="string" calcext:value-type="string">
            <text:p>carregar_dados:</text:p>
          </table:table-cell>
          <table:table-cell office:value-type="float" office:value="9.144" calcext:value-type="float">
            <text:p>9,144</text:p>
          </table:table-cell>
          <table:table-cell office:value-type="float" office:value="6.653" calcext:value-type="float">
            <text:p>6,653</text:p>
          </table:table-cell>
          <table:table-cell office:value-type="float" office:value="111.143" calcext:value-type="float">
            <text:p>111,143</text:p>
          </table:table-cell>
          <table:table-cell office:value-type="float" office:value="111.169" calcext:value-type="float">
            <text:p>111,169</text:p>
          </table:table-cell>
          <table:table-cell office:value-type="float" office:value="292.465" calcext:value-type="float">
            <text:p>292,465</text:p>
          </table:table-cell>
          <table:table-cell/>
        </table:table-row>
        <table:table-row table:style-name="ro1">
          <table:table-cell office:value-type="string" calcext:value-type="string">
            <text:p>selecionar_coluna:</text:p>
          </table:table-cell>
          <table:table-cell office:value-type="float" office:value="0.02" calcext:value-type="float">
            <text:p>0,02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string" calcext:value-type="string">
            <text:p>remover_na: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" calcext:value-type="float">
            <text:p>0,04</text:p>
          </table:table-cell>
          <table:table-cell office:value-type="float" office:value="1.812" calcext:value-type="float">
            <text:p>1,812</text:p>
          </table:table-cell>
          <table:table-cell office:value-type="float" office:value="2.657" calcext:value-type="float">
            <text:p>2,657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string" calcext:value-type="string">
            <text:p>contar:</text:p>
          </table:table-cell>
          <table:table-cell office:value-type="float" office:value="0.026" calcext:value-type="float">
            <text:p>0,026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295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coletar_resultados:</text:p>
          </table:table-cell>
          <table:table-cell office:value-type="float" office:value="15.911" calcext:value-type="float">
            <text:p>15,911</text:p>
          </table:table-cell>
          <table:table-cell office:value-type="float" office:value="23.258" calcext:value-type="float">
            <text:p>23,258</text:p>
          </table:table-cell>
          <table:table-cell office:value-type="float" office:value="4.164" calcext:value-type="float">
            <text:p>4,164</text:p>
          </table:table-cell>
          <table:table-cell office:value-type="float" office:value="3.041" calcext:value-type="float">
            <text:p>3,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6:.B20])" office:value-type="float" office:value="25.125" calcext:value-type="float">
            <text:p>25,125</text:p>
          </table:table-cell>
          <table:table-cell table:formula="of:=SUM([.C16:.C20])" office:value-type="float" office:value="30.14" calcext:value-type="float">
            <text:p>30,14</text:p>
          </table:table-cell>
          <table:table-cell table:formula="of:=SUM([.D16:.D20])" office:value-type="float" office:value="117.135" calcext:value-type="float">
            <text:p>117,135</text:p>
          </table:table-cell>
          <table:table-cell table:formula="of:=SUM([.E16:.E20])" office:value-type="float" office:value="116.884" calcext:value-type="float">
            <text:p>116,884</text:p>
          </table:table-cell>
          <table:table-cell table:formula="of:=SUM([.F16:.F20])" office:value-type="float" office:value="293.38" calcext:value-type="float">
            <text:p>293,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rkR - 2 ex</text:p>
          </table:table-cell>
          <table:table-cell office:value-type="string" calcext:value-type="string">
            <text:p>SparkR - 1 ex</text:p>
          </table:table-cell>
          <table:table-cell office:value-type="string" calcext:value-type="string">
            <text:p>Sparklyr - 2 ex</text:p>
          </table:table-cell>
          <table:table-cell office:value-type="string" calcext:value-type="string">
            <text:p>Sparklyr - 1 ex</text:p>
          </table:table-cell>
          <table:table-cell office:value-type="string" calcext:value-type="string">
            <text:p>R Puro</text:p>
          </table:table-cell>
          <table:table-cell/>
        </table:table-row>
        <table:table-row table:style-name="ro1">
          <table:table-cell office:value-type="string" calcext:value-type="string">
            <text:p>carregar_dados:</text:p>
          </table:table-cell>
          <table:table-cell office:value-type="float" office:value="8.639" calcext:value-type="float">
            <text:p>8,639</text:p>
          </table:table-cell>
          <table:table-cell office:value-type="float" office:value="7.9" calcext:value-type="float">
            <text:p>7,9</text:p>
          </table:table-cell>
          <table:table-cell office:value-type="float" office:value="110.157" calcext:value-type="float">
            <text:p>110,157</text:p>
          </table:table-cell>
          <table:table-cell office:value-type="float" office:value="118.859" calcext:value-type="float">
            <text:p>118,859</text:p>
          </table:table-cell>
          <table:table-cell office:value-type="float" office:value="292.227" calcext:value-type="float">
            <text:p>292,227</text:p>
          </table:table-cell>
          <table:table-cell/>
        </table:table-row>
        <table:table-row table:style-name="ro1">
          <table:table-cell office:value-type="string" calcext:value-type="string">
            <text:p>selecionar_coluna: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1" calcext:value-type="float">
            <text:p>0,011</text:p>
          </table:table-cell>
          <table:table-cell/>
        </table:table-row>
        <table:table-row table:style-name="ro1">
          <table:table-cell office:value-type="string" calcext:value-type="string">
            <text:p>remover_na: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8" calcext:value-type="float">
            <text:p>0,028</text:p>
          </table:table-cell>
          <table:table-cell office:value-type="float" office:value="1.966" calcext:value-type="float">
            <text:p>1,966</text:p>
          </table:table-cell>
          <table:table-cell office:value-type="float" office:value="2.017" calcext:value-type="float">
            <text:p>2,017</text:p>
          </table:table-cell>
          <table:table-cell office:value-type="float" office:value="0.664" calcext:value-type="float">
            <text:p>0,664</text:p>
          </table:table-cell>
          <table:table-cell/>
        </table:table-row>
        <table:table-row table:style-name="ro1">
          <table:table-cell office:value-type="string" calcext:value-type="string">
            <text:p>contar:</text:p>
          </table:table-cell>
          <table:table-cell office:value-type="float" office:value="0.032" calcext:value-type="float">
            <text:p>0,032</text:p>
          </table:table-cell>
          <table:table-cell office:value-type="float" office:value="0.174" calcext:value-type="float">
            <text:p>0,174</text:p>
          </table:table-cell>
          <table:table-cell office:value-type="float" office:value="0.01" calcext:value-type="float">
            <text:p>0,01</text:p>
          </table:table-cell>
          <table:table-cell office:value-type="float" office:value="0.008" calcext:value-type="float">
            <text:p>0,008</text:p>
          </table:table-cell>
          <table:table-cell office:value-type="float" office:value="0.295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coletar_resultados:</text:p>
          </table:table-cell>
          <table:table-cell office:value-type="float" office:value="15.434" calcext:value-type="float">
            <text:p>15,434</text:p>
          </table:table-cell>
          <table:table-cell office:value-type="float" office:value="24.481" calcext:value-type="float">
            <text:p>24,481</text:p>
          </table:table-cell>
          <table:table-cell office:value-type="float" office:value="4.536" calcext:value-type="float">
            <text:p>4,536</text:p>
          </table:table-cell>
          <table:table-cell office:value-type="float" office:value="2.209" calcext:value-type="float">
            <text:p>2,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5:.B29])" office:value-type="float" office:value="24.173" calcext:value-type="float">
            <text:p>24,173</text:p>
          </table:table-cell>
          <table:table-cell table:formula="of:=SUM([.C25:.C29])" office:value-type="float" office:value="32.625" calcext:value-type="float">
            <text:p>32,625</text:p>
          </table:table-cell>
          <table:table-cell table:formula="of:=SUM([.D25:.D29])" office:value-type="float" office:value="116.681" calcext:value-type="float">
            <text:p>116,681</text:p>
          </table:table-cell>
          <table:table-cell table:formula="of:=SUM([.E25:.E29])" office:value-type="float" office:value="123.1" calcext:value-type="float">
            <text:p>123,1</text:p>
          </table:table-cell>
          <table:table-cell table:formula="of:=SUM([.F25:.F29])" office:value-type="float" office:value="293.197" calcext:value-type="float">
            <text:p>293,1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rkR - 2 ex</text:p>
          </table:table-cell>
          <table:table-cell office:value-type="string" calcext:value-type="string">
            <text:p>SparkR - 1 ex</text:p>
          </table:table-cell>
          <table:table-cell office:value-type="string" calcext:value-type="string">
            <text:p>Sparklyr - 2 ex</text:p>
          </table:table-cell>
          <table:table-cell office:value-type="string" calcext:value-type="string">
            <text:p>Sparklyr - 1 ex</text:p>
          </table:table-cell>
          <table:table-cell office:value-type="string" calcext:value-type="string">
            <text:p>R Puro</text:p>
          </table:table-cell>
          <table:table-cell/>
        </table:table-row>
        <table:table-row table:style-name="ro1">
          <table:table-cell office:value-type="string" calcext:value-type="string">
            <text:p>carregar_dados:</text:p>
          </table:table-cell>
          <table:table-cell office:value-type="float" office:value="8.587" calcext:value-type="float">
            <text:p>8,587</text:p>
          </table:table-cell>
          <table:table-cell office:value-type="float" office:value="6.696" calcext:value-type="float">
            <text:p>6,696</text:p>
          </table:table-cell>
          <table:table-cell office:value-type="float" office:value="105.817" calcext:value-type="float">
            <text:p>105,817</text:p>
          </table:table-cell>
          <table:table-cell office:value-type="float" office:value="121.315" calcext:value-type="float">
            <text:p>121,315</text:p>
          </table:table-cell>
          <table:table-cell office:value-type="float" office:value="292.808" calcext:value-type="float">
            <text:p>292,808</text:p>
          </table:table-cell>
          <table:table-cell/>
        </table:table-row>
        <table:table-row table:style-name="ro1">
          <table:table-cell office:value-type="string" calcext:value-type="string">
            <text:p>selecionar_coluna:</text:p>
          </table:table-cell>
          <table:table-cell office:value-type="float" office:value="0.022" calcext:value-type="float">
            <text:p>0,02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</table:table-row>
        <table:table-row table:style-name="ro1">
          <table:table-cell office:value-type="string" calcext:value-type="string">
            <text:p>remover_na: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5" calcext:value-type="float">
            <text:p>0,035</text:p>
          </table:table-cell>
          <table:table-cell office:value-type="float" office:value="1.96" calcext:value-type="float">
            <text:p>1,96</text:p>
          </table:table-cell>
          <table:table-cell office:value-type="float" office:value="2.059" calcext:value-type="float">
            <text:p>2,059</text:p>
          </table:table-cell>
          <table:table-cell office:value-type="float" office:value="0.605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contar:</text:p>
          </table:table-cell>
          <table:table-cell office:value-type="float" office:value="0.028" calcext:value-type="float">
            <text:p>0,028</text:p>
          </table:table-cell>
          <table:table-cell office:value-type="float" office:value="0.203" calcext:value-type="float">
            <text:p>0,20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296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coletar_resultados:</text:p>
          </table:table-cell>
          <table:table-cell office:value-type="float" office:value="16.503" calcext:value-type="float">
            <text:p>16,503</text:p>
          </table:table-cell>
          <table:table-cell office:value-type="float" office:value="25.194" calcext:value-type="float">
            <text:p>25,194</text:p>
          </table:table-cell>
          <table:table-cell office:value-type="float" office:value="4.906" calcext:value-type="float">
            <text:p>4,906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34:.B38])" office:value-type="float" office:value="25.163" calcext:value-type="float">
            <text:p>25,163</text:p>
          </table:table-cell>
          <table:table-cell table:formula="of:=SUM([.C34:.C38])" office:value-type="float" office:value="32.166" calcext:value-type="float">
            <text:p>32,166</text:p>
          </table:table-cell>
          <table:table-cell table:formula="of:=SUM([.D34:.D38])" office:value-type="float" office:value="112.723" calcext:value-type="float">
            <text:p>112,723</text:p>
          </table:table-cell>
          <table:table-cell table:formula="of:=SUM([.E34:.E38])" office:value-type="float" office:value="126.624" calcext:value-type="float">
            <text:p>126,624</text:p>
          </table:table-cell>
          <table:table-cell table:formula="of:=SUM([.F34:.F38])" office:value-type="float" office:value="293.72" calcext:value-type="float">
            <text:p>293,72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#mean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SparkR – 2</text:p>
          </table:table-cell>
          <table:table-cell table:style-name="ce2" office:value-type="string" calcext:value-type="string">
            <text:p>SparkR – 1</text:p>
          </table:table-cell>
          <table:table-cell table:style-name="ce2" office:value-type="string" calcext:value-type="string">
            <text:p>Sparklyr – 2</text:p>
          </table:table-cell>
          <table:table-cell table:style-name="ce2" office:value-type="string" calcext:value-type="string">
            <text:p>Sparklyr – 1</text:p>
          </table:table-cell>
          <table:table-cell table:style-name="ce2" office:value-type="string" calcext:value-type="string">
            <text:p>R Puro</text:p>
          </table:table-cell>
          <table:table-cell/>
        </table:table-row>
        <table:table-row table:style-name="ro1">
          <table:table-cell table:style-name="ce4" office:value-type="string" calcext:value-type="string">
            <text:p>carregar_dados (s)</text:p>
          </table:table-cell>
          <table:table-cell table:style-name="ce13" table:formula="of:=AVERAGE([.B34];[.B25];[.B16])" office:value-type="float" office:value="8.79" calcext:value-type="float">
            <text:p>8,790</text:p>
          </table:table-cell>
          <table:table-cell table:style-name="ce13" table:formula="of:=AVERAGE([.C34];[.C25];[.C16])" office:value-type="float" office:value="7.083" calcext:value-type="float">
            <text:p>7,083</text:p>
          </table:table-cell>
          <table:table-cell table:style-name="ce13" table:formula="of:=AVERAGE([.D34];[.D25];[.D16])" office:value-type="float" office:value="109.039" calcext:value-type="float">
            <text:p>109,039</text:p>
          </table:table-cell>
          <table:table-cell table:style-name="ce13" table:formula="of:=AVERAGE([.E34];[.E25];[.E16])" office:value-type="float" office:value="117.114333333333" calcext:value-type="float">
            <text:p>117,114</text:p>
          </table:table-cell>
          <table:table-cell table:style-name="ce13" table:formula="of:=AVERAGE([.F34];[.F25];[.F16])" office:value-type="float" office:value="292.5" calcext:value-type="float">
            <text:p>292,500</text:p>
          </table:table-cell>
          <table:table-cell/>
        </table:table-row>
        <table:table-row table:style-name="ro1">
          <table:table-cell table:style-name="ce4" office:value-type="string" calcext:value-type="string">
            <text:p>selecionar_coluna (s)</text:p>
          </table:table-cell>
          <table:table-cell table:style-name="ce13" table:formula="of:=AVERAGE([.B35];[.B26];[.B17])" office:value-type="float" office:value="0.0283333333333333" calcext:value-type="float">
            <text:p>0,028</text:p>
          </table:table-cell>
          <table:table-cell table:style-name="ce13" table:formula="of:=AVERAGE([.C35];[.C26];[.C17])" office:value-type="float" office:value="0.042" calcext:value-type="float">
            <text:p>0,042</text:p>
          </table:table-cell>
          <table:table-cell table:style-name="ce13" table:formula="of:=AVERAGE([.D35];[.D26];[.D17])" office:value-type="float" office:value="0.015" calcext:value-type="float">
            <text:p>0,015</text:p>
          </table:table-cell>
          <table:table-cell table:style-name="ce13" table:formula="of:=AVERAGE([.E35];[.E26];[.E17])" office:value-type="float" office:value="0.00933333333333333" calcext:value-type="float">
            <text:p>0,009</text:p>
          </table:table-cell>
          <table:table-cell table:style-name="ce13" table:formula="of:=AVERAGE([.F35];[.F26];[.F17])" office:value-type="float" office:value="0.0106666666666667" calcext:value-type="float">
            <text:p>0,011</text:p>
          </table:table-cell>
          <table:table-cell/>
        </table:table-row>
        <table:table-row table:style-name="ro1">
          <table:table-cell table:style-name="ce4" office:value-type="string" calcext:value-type="string">
            <text:p>remover_na (s)</text:p>
          </table:table-cell>
          <table:table-cell table:style-name="ce13" table:formula="of:=AVERAGE([.B36];[.B27];[.B18])" office:value-type="float" office:value="0.024" calcext:value-type="float">
            <text:p>0,024</text:p>
          </table:table-cell>
          <table:table-cell table:style-name="ce13" table:formula="of:=AVERAGE([.C36];[.C27];[.C18])" office:value-type="float" office:value="0.0343333333333333" calcext:value-type="float">
            <text:p>0,034</text:p>
          </table:table-cell>
          <table:table-cell table:style-name="ce13" table:formula="of:=AVERAGE([.D36];[.D27];[.D18])" office:value-type="float" office:value="1.91266666666667" calcext:value-type="float">
            <text:p>1,913</text:p>
          </table:table-cell>
          <table:table-cell table:style-name="ce13" table:formula="of:=AVERAGE([.E36];[.E27];[.E18])" office:value-type="float" office:value="2.24433333333333" calcext:value-type="float">
            <text:p>2,244</text:p>
          </table:table-cell>
          <table:table-cell table:style-name="ce13" table:formula="of:=AVERAGE([.F36];[.F27];[.F18])" office:value-type="float" office:value="0.626333333333333" calcext:value-type="float">
            <text:p>0,626</text:p>
          </table:table-cell>
          <table:table-cell/>
        </table:table-row>
        <table:table-row table:style-name="ro1">
          <table:table-cell table:style-name="ce4" office:value-type="string" calcext:value-type="string">
            <text:p>contar (s)</text:p>
          </table:table-cell>
          <table:table-cell table:style-name="ce13" table:formula="of:=AVERAGE([.B37];[.B28];[.B19])" office:value-type="float" office:value="0.0286666666666667" calcext:value-type="float">
            <text:p>0,029</text:p>
          </table:table-cell>
          <table:table-cell table:style-name="ce13" table:formula="of:=AVERAGE([.C37];[.C28];[.C19])" office:value-type="float" office:value="0.173333333333333" calcext:value-type="float">
            <text:p>0,173</text:p>
          </table:table-cell>
          <table:table-cell table:style-name="ce13" table:formula="of:=AVERAGE([.D37];[.D28];[.D19])" office:value-type="float" office:value="0.011" calcext:value-type="float">
            <text:p>0,011</text:p>
          </table:table-cell>
          <table:table-cell table:style-name="ce13" table:formula="of:=AVERAGE([.E37];[.E28];[.E19])" office:value-type="float" office:value="0.008" calcext:value-type="float">
            <text:p>0,008</text:p>
          </table:table-cell>
          <table:table-cell table:style-name="ce13" table:formula="of:=AVERAGE([.F37];[.F28];[.F19])" office:value-type="float" office:value="0.295333333333333" calcext:value-type="float">
            <text:p>0,295</text:p>
          </table:table-cell>
          <table:table-cell/>
        </table:table-row>
        <table:table-row table:style-name="ro1">
          <table:table-cell table:style-name="ce4" office:value-type="string" calcext:value-type="string">
            <text:p>coletar_resultados (s)</text:p>
          </table:table-cell>
          <table:table-cell table:style-name="ce13" table:formula="of:=AVERAGE([.B38];[.B29];[.B20])" office:value-type="float" office:value="15.9493333333333" calcext:value-type="float">
            <text:p>15,949</text:p>
          </table:table-cell>
          <table:table-cell table:style-name="ce13" table:formula="of:=AVERAGE([.C38];[.C29];[.C20])" office:value-type="float" office:value="24.311" calcext:value-type="float">
            <text:p>24,311</text:p>
          </table:table-cell>
          <table:table-cell table:style-name="ce13" table:formula="of:=AVERAGE([.D38];[.D29];[.D20])" office:value-type="float" office:value="4.53533333333333" calcext:value-type="float">
            <text:p>4,535</text:p>
          </table:table-cell>
          <table:table-cell table:style-name="ce13" table:formula="of:=AVERAGE([.E38];[.E29];[.E20])" office:value-type="float" office:value="2.82666666666667" calcext:value-type="float">
            <text:p>2,827</text:p>
          </table:table-cell>
          <table:table-cell table:style-name="ce13" table:formula="of:=AVERAGE([.F38];[.F29];[.F20])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4" office:value-type="string" calcext:value-type="string">
            <text:p>total (s)</text:p>
          </table:table-cell>
          <table:table-cell table:style-name="ce13" table:formula="of:=AVERAGE([.B39];[.B30];[.B21])" office:value-type="float" office:value="24.8203333333333" calcext:value-type="float">
            <text:p>24,820</text:p>
          </table:table-cell>
          <table:table-cell table:style-name="ce13" table:formula="of:=AVERAGE([.C39];[.C30];[.C21])" office:value-type="float" office:value="31.6436666666667" calcext:value-type="float">
            <text:p>31,644</text:p>
          </table:table-cell>
          <table:table-cell table:style-name="ce13" table:formula="of:=AVERAGE([.D39];[.D30];[.D21])" office:value-type="float" office:value="115.513" calcext:value-type="float">
            <text:p>115,513</text:p>
          </table:table-cell>
          <table:table-cell table:style-name="ce13" table:formula="of:=AVERAGE([.E39];[.E30];[.E21])" office:value-type="float" office:value="122.202666666667" calcext:value-type="float">
            <text:p>122,203</text:p>
          </table:table-cell>
          <table:table-cell table:style-name="ce13" table:formula="of:=AVERAGE([.F39];[.F30];[.F21])" office:value-type="float" office:value="293.432333333333" calcext:value-type="float">
            <text:p>293,432</text:p>
          </table:table-cell>
          <table:table-cell/>
        </table:table-row>
        <table:table-row table:style-name="ro1">
          <table:table-cell table:style-name="ce5" office:value-type="string" calcext:value-type="string">
            <text:p>Memória (Mb)</text:p>
          </table:table-cell>
          <table:table-cell office:value-type="float" office:value="384.1" calcext:value-type="float">
            <text:p>384,1</text:p>
          </table:table-cell>
          <table:table-cell office:value-type="float" office:value="384" calcext:value-type="float">
            <text:p>384</text:p>
          </table:table-cell>
          <table:table-cell office:value-type="float" office:value="619.1" calcext:value-type="float">
            <text:p>619,1</text:p>
          </table:table-cell>
          <table:table-cell office:value-type="float" office:value="315.1" calcext:value-type="float">
            <text:p>315,1</text:p>
          </table:table-cell>
          <table:table-cell table:style-name="ce3" table:formula="of:=2428415568/1024/1024" office:value-type="float" office:value="2315.9175567627" calcext:value-type="float">
            <text:p>2315,9175567627</text:p>
          </table:table-cell>
          <table:table-cell/>
        </table:table-row>
        <table:table-row table:style-name="ro1">
          <table:table-cell table:style-name="ce5" office:value-type="string" calcext:value-type="string">
            <text:p>Disco (Mb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.3" calcext:value-type="float">
            <text:p>524,3</text:p>
          </table:table-cell>
          <table:table-cell office:value-type="float" office:value="827.3" calcext:value-type="float">
            <text:p>827,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SparkR – 2</text:p>
          </table:table-cell>
          <table:table-cell table:style-name="ce2" office:value-type="string" calcext:value-type="string">
            <text:p>SparkR – 1</text:p>
          </table:table-cell>
          <table:table-cell table:style-name="ce2" office:value-type="string" calcext:value-type="string">
            <text:p>Sparklyr – 2</text:p>
          </table:table-cell>
          <table:table-cell table:style-name="ce2" office:value-type="string" calcext:value-type="string">
            <text:p>Sparklyr – 1</text:p>
          </table:table-cell>
          <table:table-cell table:style-name="ce2" office:value-type="string" calcext:value-type="string">
            <text:p>R Puro</text:p>
          </table:table-cell>
          <table:table-cell/>
        </table:table-row>
        <table:table-row table:style-name="ro1">
          <table:table-cell table:style-name="ce4" office:value-type="string" calcext:value-type="string">
            <text:p>Memória (Mb)</text:p>
          </table:table-cell>
          <table:table-cell table:style-name="ce14" office:value-type="float" office:value="384.1" calcext:value-type="float">
            <text:p>384,10</text:p>
          </table:table-cell>
          <table:table-cell table:style-name="ce14" office:value-type="float" office:value="384" calcext:value-type="float">
            <text:p>384,00</text:p>
          </table:table-cell>
          <table:table-cell table:style-name="ce14" office:value-type="float" office:value="619.1" calcext:value-type="float">
            <text:p>619,10</text:p>
          </table:table-cell>
          <table:table-cell table:style-name="ce14" office:value-type="float" office:value="315.1" calcext:value-type="float">
            <text:p>315,10</text:p>
          </table:table-cell>
          <table:table-cell table:style-name="ce21" table:formula="of:=2428415568/1024/1024" office:value-type="float" office:value="2315.9175567627" calcext:value-type="float">
            <text:p>2315,92</text:p>
          </table:table-cell>
          <table:table-cell/>
        </table:table-row>
        <table:table-row table:style-name="ro1">
          <table:table-cell table:style-name="ce4" office:value-type="string" calcext:value-type="string">
            <text:p>Disco (Mb)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524.3" calcext:value-type="float">
            <text:p>524,30</text:p>
          </table:table-cell>
          <table:table-cell table:style-name="ce14" office:value-type="float" office:value="827.3" calcext:value-type="float">
            <text:p>827,30</text:p>
          </table:table-cell>
          <table:table-cell table:style-name="ce14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"/>
          <table:table-cell table:style-name="ce15" table:number-columns-repeated="2"/>
          <table:table-cell table:style-name="ce18"/>
          <table:table-cell table:style-name="ce19"/>
          <table:table-cell table:number-columns-repeated="2"/>
        </table:table-row>
        <table:table-row table:style-name="ro1">
          <table:table-cell table:style-name="ce12"/>
          <table:table-cell table:style-name="ce15" table:number-columns-repeated="3"/>
          <table:table-cell table:style-name="ce19"/>
          <table:table-cell table:number-columns-repeated="2"/>
        </table:table-row>
        <table:table-row table:style-name="ro1" table:number-rows-repeated="34">
          <table:table-cell table:number-columns-repeated="7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/>
          <table:table-cell table:style-name="ce17"/>
          <table:table-cell table:style-name="ce16" table:number-columns-repeated="5"/>
        </table:table-row>
        <table:table-row table:style-name="ro1">
          <table:table-cell/>
          <table:table-cell table:style-name="ce17"/>
          <table:table-cell table:style-name="ce16" table:number-columns-repeated="4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9:29:41.144157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5:07:43.108139342</meta:creation-date>
    <dc:date>2018-12-03T11:55:55.901079996</dc:date>
    <meta:editing-duration>PT5H14M33S</meta:editing-duration>
    <meta:editing-cycles>9</meta:editing-cycles>
    <meta:generator>LibreOffice/6.0.6.2$Linux_X86_64 LibreOffice_project/00m0$Build-2</meta:generator>
    <meta:document-statistic meta:table-count="1" meta:cell-count="2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83cm" svg:height="15.641cm" xlink:href=".." xlink:type="simple" chart:class="chart:bar" chart:style-name="ch1">
        <chart:title svg:x="11.322cm" svg:y="0.448cm" chart:style-name="ch2">
          <text:p>Tempos de processamento</text:p>
        </chart:title>
        <chart:legend chart:legend-position="end" svg:x="25.576cm" svg:y="6.525cm" style:legend-expansion="high" chart:style-name="ch3"/>
        <chart:plot-area chart:style-name="ch4" table:cell-range-address="Sheet1.A46:Sheet1.F52" chart:data-source-has-labels="both" svg:x="0.563cm" svg:y="1.539cm" svg:width="24.45cm" svg:height="13.79cm">
          <chartooo:coordinate-region svg:x="2.031cm" svg:y="1.739cm" svg:width="22.982cm" svg:height="12.943cm"/>
          <chart:axis chart:dimension="x" chart:name="primary-x" chart:style-name="ch5" chartooo:axis-type="auto">
            <chartooo:date-scale/>
            <chart:categories table:cell-range-address="Sheet1.A47:Sheet1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B52" chart:label-cell-address="Sheet1.B46:Sheet1.B46" chart:class="chart:bar">
            <chart:data-point chart:repeated="6"/>
          </chart:series>
          <chart:series chart:style-name="ch9" chart:values-cell-range-address="Sheet1.C47:Sheet1.C52" chart:label-cell-address="Sheet1.C46:Sheet1.C46" chart:class="chart:bar">
            <chart:data-point chart:repeated="6"/>
          </chart:series>
          <chart:series chart:style-name="ch10" chart:values-cell-range-address="Sheet1.D47:Sheet1.D52" chart:label-cell-address="Sheet1.D46:Sheet1.D46" chart:class="chart:bar">
            <chart:data-point chart:repeated="6"/>
          </chart:series>
          <chart:series chart:style-name="ch11" chart:values-cell-range-address="Sheet1.E47:Sheet1.E52" chart:label-cell-address="Sheet1.E46:Sheet1.E46" chart:class="chart:bar">
            <chart:data-point chart:repeated="6"/>
          </chart:series>
          <chart:series chart:style-name="ch12" chart:values-cell-range-address="Sheet1.F47:Sheet1.F52" chart:label-cell-address="Sheet1.F46:Sheet1.F4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– 2</text:p>
                <draw:g>
                  <svg:desc>Sheet1.B46:Sheet1.B46</svg:desc>
                </draw:g>
              </table:table-cell>
              <table:table-cell office:value-type="string">
                <text:p>SparkR – 1</text:p>
                <draw:g>
                  <svg:desc>Sheet1.C46:Sheet1.C46</svg:desc>
                </draw:g>
              </table:table-cell>
              <table:table-cell office:value-type="string">
                <text:p>Sparklyr – 2</text:p>
                <draw:g>
                  <svg:desc>Sheet1.D46:Sheet1.D46</svg:desc>
                </draw:g>
              </table:table-cell>
              <table:table-cell office:value-type="string">
                <text:p>Sparklyr – 1</text:p>
                <draw:g>
                  <svg:desc>Sheet1.E46:Sheet1.E46</svg:desc>
                </draw:g>
              </table:table-cell>
              <table:table-cell office:value-type="string">
                <text:p>R Puro</text:p>
                <draw:g>
                  <svg:desc>Sheet1.F46:Sheet1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regar_dados (s)</text:p>
                <draw:g>
                  <svg:desc>Sheet1.A47:Sheet1.A52</svg:desc>
                </draw:g>
              </table:table-cell>
              <table:table-cell office:value-type="float" office:value="8.79">
                <text:p>8.79</text:p>
                <draw:g>
                  <svg:desc>Sheet1.B47:Sheet1.B52</svg:desc>
                </draw:g>
              </table:table-cell>
              <table:table-cell office:value-type="float" office:value="7.083">
                <text:p>7.083</text:p>
                <draw:g>
                  <svg:desc>Sheet1.C47:Sheet1.C52</svg:desc>
                </draw:g>
              </table:table-cell>
              <table:table-cell office:value-type="float" office:value="109.039">
                <text:p>109.039</text:p>
                <draw:g>
                  <svg:desc>Sheet1.D47:Sheet1.D52</svg:desc>
                </draw:g>
              </table:table-cell>
              <table:table-cell office:value-type="float" office:value="117.114333333333">
                <text:p>117.114333333333</text:p>
                <draw:g>
                  <svg:desc>Sheet1.E47:Sheet1.E52</svg:desc>
                </draw:g>
              </table:table-cell>
              <table:table-cell office:value-type="float" office:value="292.5">
                <text:p>292.5</text:p>
                <draw:g>
                  <svg:desc>Sheet1.F47:Sheet1.F52</svg:desc>
                </draw:g>
              </table:table-cell>
            </table:table-row>
            <table:table-row>
              <table:table-cell office:value-type="string">
                <text:p>selecionar_coluna (s)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42">
                <text:p>0.042</text:p>
              </table:table-cell>
              <table:table-cell office:value-type="float" office:value="0.015">
                <text:p>0.015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remover_na (s)</text:p>
              </table:table-cell>
              <table:table-cell office:value-type="float" office:value="0.024">
                <text:p>0.024</text:p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1.91266666666667">
                <text:p>1.91266666666667</text:p>
              </table:table-cell>
              <table:table-cell office:value-type="float" office:value="2.24433333333333">
                <text:p>2.24433333333333</text:p>
              </table:table-cell>
              <table:table-cell office:value-type="float" office:value="0.626333333333333">
                <text:p>0.626333333333333</text:p>
              </table:table-cell>
            </table:table-row>
            <table:table-row>
              <table:table-cell office:value-type="string">
                <text:p>contar (s)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295333333333333">
                <text:p>0.295333333333333</text:p>
              </table:table-cell>
            </table:table-row>
            <table:table-row>
              <table:table-cell office:value-type="string">
                <text:p>coletar_resultados (s)</text:p>
              </table:table-cell>
              <table:table-cell office:value-type="float" office:value="15.9493333333333">
                <text:p>15.9493333333333</text:p>
              </table:table-cell>
              <table:table-cell office:value-type="float" office:value="24.311">
                <text:p>24.311</text:p>
              </table:table-cell>
              <table:table-cell office:value-type="float" office:value="4.53533333333333">
                <text:p>4.53533333333333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(s)</text:p>
              </table:table-cell>
              <table:table-cell office:value-type="float" office:value="24.8203333333333">
                <text:p>24.8203333333333</text:p>
              </table:table-cell>
              <table:table-cell office:value-type="float" office:value="31.6436666666667">
                <text:p>31.6436666666667</text:p>
              </table:table-cell>
              <table:table-cell office:value-type="float" office:value="115.513">
                <text:p>115.513</text:p>
              </table:table-cell>
              <table:table-cell office:value-type="float" office:value="122.202666666667">
                <text:p>122.202666666667</text:p>
              </table:table-cell>
              <table:table-cell office:value-type="float" office:value="293.432333333333">
                <text:p>293.43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81cm" svg:height="14.409cm" xlink:href=".." xlink:type="simple" chart:class="chart:bar" chart:style-name="ch1">
        <chart:title svg:x="11.743cm" svg:y="0.424cm" chart:style-name="ch2">
          <text:p>Processamento de dados</text:p>
        </chart:title>
        <chart:subtitle svg:x="11.73cm" svg:y="1.491cm" chart:style-name="ch3">
          <text:p>Após carregamento de dados</text:p>
        </chart:subtitle>
        <chart:legend chart:legend-position="end" svg:x="24.619cm" svg:y="6.158cm" style:legend-expansion="high" chart:style-name="ch4"/>
        <chart:plot-area chart:style-name="ch5" table:cell-range-address="Sheet1.B46:Sheet1.F46 Sheet1.A48:Sheet1.F51" chart:data-source-has-labels="both" svg:x="0.573cm" svg:y="2.462cm" svg:width="23.473cm" svg:height="11.659cm">
          <chartooo:coordinate-region svg:x="1.856cm" svg:y="2.661cm" svg:width="22.19cm" svg:height="10.813cm"/>
          <chart:axis chart:dimension="x" chart:name="primary-x" chart:style-name="ch6" chartooo:axis-type="auto">
            <chartooo:date-scale/>
            <chart:categories table:cell-range-address="Sheet1.B46:Sheet1.F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8:Sheet1.F48" chart:label-cell-address="Sheet1.A48:Sheet1.A48" chart:class="chart:bar">
            <chart:data-point chart:repeated="5"/>
          </chart:series>
          <chart:series chart:style-name="ch10" chart:values-cell-range-address="Sheet1.B49:Sheet1.F49" chart:label-cell-address="Sheet1.A49:Sheet1.A49" chart:class="chart:bar">
            <chart:data-point chart:repeated="5"/>
          </chart:series>
          <chart:series chart:style-name="ch11" chart:values-cell-range-address="Sheet1.B50:Sheet1.F50" chart:label-cell-address="Sheet1.A50:Sheet1.A50" chart:class="chart:bar">
            <chart:data-point chart:repeated="5"/>
          </chart:series>
          <chart:series chart:style-name="ch12" chart:values-cell-range-address="Sheet1.B51:Sheet1.F51" chart:label-cell-address="Sheet1.A51:Sheet1.A5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– 2</text:p>
                <draw:g>
                  <svg:desc>Sheet1.B46:Sheet1.F46</svg:desc>
                </draw:g>
              </table:table-cell>
              <table:table-cell office:value-type="string">
                <text:p>SparkR – 1</text:p>
              </table:table-cell>
              <table:table-cell office:value-type="string">
                <text:p>Sparklyr – 2</text:p>
              </table:table-cell>
              <table:table-cell office:value-type="string">
                <text:p>Sparklyr – 1</text:p>
              </table:table-cell>
              <table:table-cell office:value-type="string">
                <text:p>R Puro</text:p>
              </table:table-cell>
            </table:table-row>
          </table:table-header-rows>
          <table:table-rows>
            <table:table-row>
              <table:table-cell office:value-type="string">
                <text:p>selecionar_coluna (s)</text:p>
                <draw:g>
                  <svg:desc>Sheet1.A48:Sheet1.A48</svg:desc>
                </draw:g>
              </table:table-cell>
              <table:table-cell office:value-type="float" office:value="0.0283333333333333">
                <text:p>0.0283333333333333</text:p>
                <draw:g>
                  <svg:desc>Sheet1.B48:Sheet1.F48</svg:desc>
                </draw:g>
              </table:table-cell>
              <table:table-cell office:value-type="float" office:value="0.042">
                <text:p>0.042</text:p>
              </table:table-cell>
              <table:table-cell office:value-type="float" office:value="0.015">
                <text:p>0.015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remover_na (s)</text:p>
                <draw:g>
                  <svg:desc>Sheet1.A49:Sheet1.A49</svg:desc>
                </draw:g>
              </table:table-cell>
              <table:table-cell office:value-type="float" office:value="0.024">
                <text:p>0.024</text:p>
                <draw:g>
                  <svg:desc>Sheet1.B49:Sheet1.F49</svg:desc>
                </draw:g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1.91266666666667">
                <text:p>1.91266666666667</text:p>
              </table:table-cell>
              <table:table-cell office:value-type="float" office:value="2.24433333333333">
                <text:p>2.24433333333333</text:p>
              </table:table-cell>
              <table:table-cell office:value-type="float" office:value="0.626333333333333">
                <text:p>0.626333333333333</text:p>
              </table:table-cell>
            </table:table-row>
            <table:table-row>
              <table:table-cell office:value-type="string">
                <text:p>contar (s)</text:p>
                <draw:g>
                  <svg:desc>Sheet1.A50:Sheet1.A50</svg:desc>
                </draw:g>
              </table:table-cell>
              <table:table-cell office:value-type="float" office:value="0.0286666666666667">
                <text:p>0.0286666666666667</text:p>
                <draw:g>
                  <svg:desc>Sheet1.B50:Sheet1.F50</svg:desc>
                </draw:g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295333333333333">
                <text:p>0.295333333333333</text:p>
              </table:table-cell>
            </table:table-row>
            <table:table-row>
              <table:table-cell office:value-type="string">
                <text:p>coletar_resultados (s)</text:p>
                <draw:g>
                  <svg:desc>Sheet1.A51:Sheet1.A51</svg:desc>
                </draw:g>
              </table:table-cell>
              <table:table-cell office:value-type="float" office:value="15.9493333333333">
                <text:p>15.9493333333333</text:p>
                <draw:g>
                  <svg:desc>Sheet1.B51:Sheet1.F51</svg:desc>
                </draw:g>
              </table:table-cell>
              <table:table-cell office:value-type="float" office:value="24.311">
                <text:p>24.311</text:p>
              </table:table-cell>
              <table:table-cell office:value-type="float" office:value="4.53533333333333">
                <text:p>4.53533333333333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Uso de memória</text:p>
        </chart:title>
        <chart:legend chart:legend-position="end" svg:x="13.128cm" svg:y="3.952cm" style:legend-expansion="high" chart:style-name="ch3"/>
        <chart:plot-area chart:style-name="ch4" table:cell-range-address="Sheet1.A46:Sheet1.F46 Sheet1.A53:Sheet1.F54" chart:data-source-has-labels="both" svg:x="0.32cm" svg:y="1.275cm" svg:width="12.488cm" svg:height="7.545cm">
          <chartooo:coordinate-region svg:x="1.312cm" svg:y="1.474cm" svg:width="11.496cm" svg:height="6.699cm"/>
          <chart:axis chart:dimension="x" chart:name="primary-x" chart:style-name="ch5" chartooo:axis-type="auto">
            <chartooo:date-scale/>
            <chart:categories table:cell-range-address="Sheet1.B46:Sheet1.F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3:Sheet1.F53" chart:label-cell-address="Sheet1.A53:Sheet1.A53" chart:class="chart:bar">
            <chart:data-point chart:repeated="5"/>
          </chart:series>
          <chart:series chart:style-name="ch9" chart:values-cell-range-address="Sheet1.B54:Sheet1.F54" chart:label-cell-address="Sheet1.A54:Sheet1.A5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– 2</text:p>
                <draw:g>
                  <svg:desc>Sheet1.B46:Sheet1.F46</svg:desc>
                </draw:g>
              </table:table-cell>
              <table:table-cell office:value-type="string">
                <text:p>SparkR – 1</text:p>
              </table:table-cell>
              <table:table-cell office:value-type="string">
                <text:p>Sparklyr – 2</text:p>
              </table:table-cell>
              <table:table-cell office:value-type="string">
                <text:p>Sparklyr – 1</text:p>
              </table:table-cell>
              <table:table-cell office:value-type="string">
                <text:p>R Puro</text:p>
              </table:table-cell>
            </table:table-row>
          </table:table-header-rows>
          <table:table-rows>
            <table:table-row>
              <table:table-cell office:value-type="string">
                <text:p>Memória (Mb)</text:p>
                <draw:g>
                  <svg:desc>Sheet1.A53:Sheet1.A53</svg:desc>
                </draw:g>
              </table:table-cell>
              <table:table-cell office:value-type="float" office:value="384.1">
                <text:p>384.1</text:p>
                <draw:g>
                  <svg:desc>Sheet1.B53:Sheet1.F53</svg:desc>
                </draw:g>
              </table:table-cell>
              <table:table-cell office:value-type="float" office:value="384">
                <text:p>384</text:p>
              </table:table-cell>
              <table:table-cell office:value-type="float" office:value="619.1">
                <text:p>619.1</text:p>
              </table:table-cell>
              <table:table-cell office:value-type="float" office:value="315.1">
                <text:p>315.1</text:p>
              </table:table-cell>
              <table:table-cell office:value-type="float" office:value="2315.9175567627">
                <text:p>2315.9175567627</text:p>
              </table:table-cell>
            </table:table-row>
            <table:table-row>
              <table:table-cell office:value-type="string">
                <text:p>Disco (Mb)</text:p>
                <draw:g>
                  <svg:desc>Sheet1.A54:Sheet1.A54</svg:desc>
                </draw:g>
              </table:table-cell>
              <table:table-cell office:value-type="float" office:value="0">
                <text:p>0</text:p>
                <draw:g>
                  <svg:desc>Sheet1.B54:Sheet1.F5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24.3">
                <text:p>524.3</text:p>
              </table:table-cell>
              <table:table-cell office:value-type="float" office:value="827.3">
                <text:p>82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